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lajdy-title">
      <style:graphic-properties draw:fill="solid" draw:fill-color="#000000" draw:auto-grow-height="true" fo:min-height="21cm"/>
    </style:style>
    <style:style style:name="pr2" style:family="presentation" style:parent-style-name="slajdy-notes">
      <style:graphic-properties draw:fill-color="#ffffff" fo:min-height="13.114cm"/>
    </style:style>
    <style:style style:name="pr3" style:family="presentation" style:parent-style-name="slajdy-title">
      <style:graphic-properties draw:fill="solid" draw:fill-color="#000000" draw:auto-grow-height="true" fo:min-height="21.002cm"/>
    </style:style>
    <style:style style:name="P1" style:family="paragraph">
      <style:paragraph-properties fo:margin-left="0cm" fo:margin-right="0cm" fo:line-height="100%" fo:text-align="center" fo:text-indent="0cm" style:text-autospace="none">
        <style:tab-stops>
          <style:tab-stop style:position="1cm"/>
          <style:tab-stop style:position="8.001cm"/>
        </style:tab-stops>
      </style:paragraph-properties>
    </style:style>
    <style:style style:name="P2" style:family="paragraph">
      <style:paragraph-properties fo:margin-left="0cm" fo:margin-right="0cm" fo:line-height="100%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style:font-name="Arial Black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</style:style>
    <style:style style:name="P6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  <style:text-properties fo:color="#ffffff" style:font-name="Arial Black" fo:font-size="56pt" fo:font-weight="bold" style:font-size-asian="56pt" style:font-size-complex="56pt"/>
    </style:style>
    <style:style style:name="P7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  <style:text-properties fo:color="#ffffff" style:font-name="Arial Black" fo:font-size="58pt" fo:font-weight="bold" style:font-size-asian="58pt" style:font-size-complex="58pt"/>
    </style:style>
    <style:style style:name="P8" style:family="paragraph">
      <style:paragraph-properties fo:margin-left="0cm" fo:margin-right="0cm" fo:line-height="100%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style:font-name="Arial Black" fo:font-size="58pt" fo:font-weight="bold" style:font-size-asian="58pt" style:font-size-complex="58pt"/>
    </style:style>
    <style:style style:name="P9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style:font-name="Arial Black" fo:font-size="56pt" fo:font-weight="bold" style:font-size-asian="56pt" style:font-size-complex="56pt"/>
    </style:style>
    <style:style style:name="P10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style:font-name="Arial Black" fo:font-size="60pt" fo:font-weight="bold" style:font-size-asian="60pt" style:font-size-complex="60pt"/>
    </style:style>
    <style:style style:name="P11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style:font-name="Arial Black" fo:font-size="58pt" fo:font-weight="bold" style:font-size-asian="58pt" style:font-size-complex="58pt"/>
    </style:style>
    <style:style style:name="T1" style:family="text">
      <style:text-properties fo:color="#ffffff" style:font-name="Arial Black" fo:font-size="60pt" fo:font-weight="bold" style:font-size-asian="60pt" style:font-size-complex="60pt"/>
    </style:style>
    <style:style style:name="T2" style:family="text">
      <style:text-properties fo:color="#ffffff" style:font-name="Arial Black" fo:font-size="56pt" fo:font-weight="bold" style:font-size-asian="56pt" style:font-size-complex="56pt"/>
    </style:style>
    <style:style style:name="T3" style:family="text">
      <style:text-properties fo:color="#ffffff" style:font-name="Arial Black" fo:font-size="58pt" fo:font-weight="bold" style:font-size-asian="58pt" style:font-size-complex="5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łogosław</text:span><text:span text:style-name="T1"><text:line-break/></text:span><text:span text:style-name="T1">duszo moja Pana,</text:span><text:span text:style-name="T1"><text:line-break/></text:span><text:span text:style-name="T1">wszystko co we mnie,</text:span><text:span text:style-name="T1"><text:line-break/></text:span><text:span text:style-name="T1">Jego najświętsze im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łogosław</text:span><text:span text:style-name="T1"><text:line-break/></text:span><text:span text:style-name="T1">duszo moja Pana</text:span><text:span text:style-name="T1"><text:line-break/></text:span><text:span text:style-name="T1">Jego dobroci</text:span><text:span text:style-name="T1"><text:line-break/></text:span><text:span text:style-name="T1">nigdy nie zapomina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lajdy">
        <office:forms form:automatic-focus="false" form:apply-design-mode="false"/>
        <draw:frame presentation:style-name="pr3" draw:text-style-name="P6" draw:layer="layout" svg:width="28.001cm" svg:height="21.002cm" svg:x="-0.001cm" svg:y="-0.003cm" presentation:class="title" presentation:user-transformed="true">
          <draw:text-box>
            <text:p text:style-name="P5"><text:span text:style-name="T2">On odpuszcza</text:span><text:span text:style-name="T2"><text:line-break/></text:span><text:span text:style-name="T2">wszystkie twoje grzechy</text:span><text:span text:style-name="T2"><text:line-break/></text:span><text:span text:style-name="T2">Leczy wszystkie</text:span><text:span text:style-name="T2"><text:line-break/></text:span><text:span text:style-name="T2">Twoje choroby</text:span><text:span text:style-name="T2"><text:line-break/></text:span><text:span text:style-name="T2">Okazuje swoje</text:span><text:span text:style-name="T2"><text:line-break/></text:span><text:span text:style-name="T2">Miłosierdzie</text:span><text:span text:style-name="T2"><text:line-break/></text:span><text:span text:style-name="T2">On ratuje ciebie od zgub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lajdy">
        <office:forms form:automatic-focus="false" form:apply-design-mode="false"/>
        <draw:frame presentation:style-name="pr3" draw:text-style-name="P7" draw:layer="layout" svg:width="28.001cm" svg:height="21.002cm" svg:x="-0.001cm" svg:y="-0.003cm" presentation:class="title" presentation:user-transformed="true">
          <draw:text-box>
            <text:p text:style-name="P5"><text:span text:style-name="T3">On napełnia</text:span><text:span text:style-name="T3"><text:line-break/></text:span><text:span text:style-name="T3">twoje życie dobrem</text:span><text:span text:style-name="T3"><text:line-break/></text:span><text:span text:style-name="T3">aż odnowi się</text:span><text:span text:style-name="T3"><text:line-break/></text:span><text:span text:style-name="T3">twoja młodość</text:span><text:span text:style-name="T3"><text:line-break/></text:span><text:span text:style-name="T3">jak u orł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lajdy">
        <office:forms form:automatic-focus="false" form:apply-design-mode="false"/>
        <draw:frame presentation:style-name="pr3" draw:text-style-name="P7" draw:layer="layout" svg:width="28.001cm" svg:height="21.002cm" svg:x="-0.001cm" svg:y="-0.001cm" presentation:class="title" presentation:user-transformed="true">
          <draw:text-box>
            <text:p text:style-name="P5"><text:span text:style-name="T3">Nie odpłaca według grzechów</text:span><text:span text:style-name="T3"><text:line-break/></text:span><text:span text:style-name="T3">nie chce wiecznie gniewać się</text:span><text:span text:style-name="T3"><text:line-break/></text:span><text:span text:style-name="T3">On pamięta żeśmy prochem</text:span><text:span text:style-name="T3"><text:line-break/></text:span><text:span text:style-name="T3">On najlepiej w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lajdy" presentation:presentation-page-layout-name="AL1T0">
        <office:forms form:automatic-focus="false" form:apply-design-mode="false"/>
        <draw:frame presentation:style-name="pr1" draw:text-style-name="P8" draw:layer="layout" svg:width="28cm" svg:height="21cm" svg:x="0cm" svg:y="-0.001cm" presentation:class="title" presentation:user-transformed="true">
          <draw:text-box>
            <text:p text:style-name="P1"><text:span text:style-name="T3">Błogosław</text:span><text:span text:style-name="T3"><text:line-break/></text:span><text:span text:style-name="T3">duszo moja Pana,</text:span><text:span text:style-name="T3"><text:line-break/></text:span><text:span text:style-name="T3">wszystko co we mnie,</text:span><text:span text:style-name="T3"><text:line-break/></text:span><text:span text:style-name="T3">Jego najświętsze im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lajdy" presentation:presentation-page-layout-name="AL1T0">
        <office:forms form:automatic-focus="false" form:apply-design-mode="false"/>
        <draw:frame presentation:style-name="pr1" draw:text-style-name="P8" draw:layer="layout" svg:width="28cm" svg:height="21cm" svg:x="0cm" svg:y="-0.001cm" presentation:class="title" presentation:user-transformed="true">
          <draw:text-box>
            <text:p text:style-name="P1"><text:span text:style-name="T3">Błogosław</text:span><text:span text:style-name="T3"><text:line-break/></text:span><text:span text:style-name="T3">duszo moja Pana</text:span><text:span text:style-name="T3"><text:line-break/></text:span><text:span text:style-name="T3">Jego dobroci</text:span><text:span text:style-name="T3"><text:line-break/></text:span><text:span text:style-name="T3">nigdy nie zapomina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lajdy">
        <office:forms form:automatic-focus="false" form:apply-design-mode="false"/>
        <draw:frame presentation:style-name="pr1" draw:text-style-name="P9" draw:layer="layout" svg:width="28cm" svg:height="21cm" svg:x="0cm" svg:y="-0.002cm" presentation:class="title" presentation:user-transformed="true">
          <draw:text-box>
            <text:p text:style-name="P5"><text:span text:style-name="T2">Tak jak Ojciec</text:span><text:span text:style-name="T2"><text:line-break/></text:span><text:span text:style-name="T2">nad swoimi dziećmi</text:span><text:span text:style-name="T2"><text:line-break/></text:span><text:span text:style-name="T2">Pan lituje się nad</text:span><text:span text:style-name="T2"><text:line-break/></text:span><text:span text:style-name="T2">pokornym.</text:span><text:span text:style-name="T2"><text:line-break/></text:span><text:span text:style-name="T2">On oddala od nas</text:span><text:span text:style-name="T2"><text:line-break/></text:span><text:span text:style-name="T2">nasze winy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lajdy">
        <office:forms form:automatic-focus="false" form:apply-design-mode="false"/>
        <draw:frame presentation:style-name="pr1" draw:text-style-name="P9" draw:layer="layout" svg:width="28cm" svg:height="21cm" svg:x="0cm" svg:y="0cm" presentation:class="title" presentation:user-transformed="true">
          <draw:text-box>
            <text:p text:style-name="P5"><text:span text:style-name="T2">jak daleko wschód</text:span><text:span text:style-name="T2"><text:line-break/></text:span><text:span text:style-name="T2">od zachodu</text:span><text:span text:style-name="T2"><text:line-break/></text:span><text:span text:style-name="T2">jak wysoko niebo</text:span><text:span text:style-name="T2"><text:line-break/></text:span><text:span text:style-name="T2">jest nad ziemią</text:span><text:span text:style-name="T2"><text:line-break/></text:span><text:span text:style-name="T2">Tak jest wielka</text:span><text:span text:style-name="T2"><text:line-break/></text:span><text:span text:style-name="T2">dobroć dla ludzi,</text:span><text:span text:style-name="T2"><text:line-break/></text:span><text:span text:style-name="T2">którzy się Go boj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lajdy">
        <office:forms form:automatic-focus="false" form:apply-design-mode="false"/>
        <draw:frame presentation:style-name="pr1" draw:text-style-name="P10" draw:layer="layout" svg:width="28cm" svg:height="21cm" svg:x="0cm" svg:y="-0.001cm" presentation:class="title" presentation:user-transformed="true">
          <draw:text-box>
            <text:p text:style-name="P5"><text:span text:style-name="T1">Dni człowieka</text:span><text:span text:style-name="T1"><text:line-break/></text:span><text:span text:style-name="T1">są jak trawa</text:span><text:span text:style-name="T1"><text:line-break/></text:span><text:span text:style-name="T1">kwitnie on</text:span><text:span text:style-name="T1"><text:line-break/></text:span><text:span text:style-name="T1">jak polny kwiat,</text:span><text:span text:style-name="T1"><text:line-break/></text:span><text:span text:style-name="T1">kiedy mocniej</text:span><text:span text:style-name="T1"><text:line-break/></text:span><text:span text:style-name="T1">wiatr zawieje</text:span><text:span text:style-name="T1"><text:line-break/></text:span><text:span text:style-name="T1">znika po nim śla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łogosław</text:span><text:span text:style-name="T1"><text:line-break/></text:span><text:span text:style-name="T1">duszo moja Pana,</text:span><text:span text:style-name="T1"><text:line-break/></text:span><text:span text:style-name="T1">wszystko co we mnie,</text:span><text:span text:style-name="T1"><text:line-break/></text:span><text:span text:style-name="T1">Jego najświętsze im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łogosław</text:span><text:span text:style-name="T1"><text:line-break/></text:span><text:span text:style-name="T1">duszo moja Pana</text:span><text:span text:style-name="T1"><text:line-break/></text:span><text:span text:style-name="T1">Jego dobroci</text:span><text:span text:style-name="T1"><text:line-break/></text:span><text:span text:style-name="T1">nigdy nie zapomina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lajdy">
        <draw:frame presentation:style-name="pr1" draw:text-style-name="P11" draw:layer="layout" svg:width="28cm" svg:height="21cm" svg:x="0cm" svg:y="-0.001cm" presentation:class="title" presentation:user-transformed="true">
          <draw:text-box>
            <text:p text:style-name="P5"><text:span text:style-name="T3">Błogosławcie Pana</text:span><text:span text:style-name="T3"><text:line-break/></text:span><text:span text:style-name="T3">– wszyscy aniołowie</text:span><text:span text:style-name="T3"><text:line-break/></text:span><text:span text:style-name="T3">Błogosławcie Pana</text:span><text:span text:style-name="T3"><text:line-break/></text:span><text:span text:style-name="T3">- wszyscy Jego ludzie</text:span><text:span text:style-name="T3"><text:line-break/></text:span><text:span text:style-name="T3">Błogosławcie Pana</text:span><text:span text:style-name="T3"><text:line-break/></text:span><text:span text:style-name="T3">- wszystkie Jego dzieła</text:span><text:span text:style-name="T3"><text:line-break/></text:span><text:span text:style-name="T3">Błogosławcie Go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0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style:font-name="Bookman Old Style" fo:font-size="24.7000007629395pt" fo:language="pl" fo:country="PL" fo:font-style="italic" fo:font-weight="bold" style:letter-kerning="true" style:font-name-asian="Bookman Old Style" style:font-size-asian="24.7000007629395pt" style:language-asian="pl" style:country-asian="PL" style:font-style-asian="italic" style:font-weight-asian="bold" style:font-name-complex="Bookman Old Sty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1.2000007629395pt" fo:language="en" fo:country="US" fo:font-style="italic" fo:font-weight="bold" style:font-name-asian="Arial1" style:font-size-asian="21.2000007629395pt" style:language-asian="pl" style:country-asian="PL" style:font-style-asian="italic" style:font-weight-asian="bold" style:font-name-complex="Arial1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15.8999996185303pt" fo:language="en" fo:country="US" fo:font-style="italic" style:font-name-asian="Arial1" style:font-size-asian="15.8999996185303pt" style:language-asian="pl" style:country-asian="PL" style:font-style-asian="italic" style:font-name-complex="Arial1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Akordy" style:family="graphic">
      <style:paragraph-properties fo:margin-left="0cm" fo:margin-right="0cm" fo:text-align="start" fo:text-indent="0cm" style:text-autospace="ideograph-alpha"/>
      <style:text-properties style:font-name="Arial1" fo:font-size="24.7000007629395pt" fo:language="pl" fo:country="PL" fo:font-weight="bold" style:font-name-asian="Arial1" style:font-size-asian="24.7000007629395pt" style:language-asian="pl" style:country-asian="PL" style:font-weight-asian="bold" style:font-name-complex="Arial1" style:font-size-complex="24.7000007629395pt" style:font-weight-complex="bold"/>
    </style:style>
    <style:style style:name="slajdy-background" style:family="presentation">
      <style:graphic-properties draw:stroke="none" draw:fill="none"/>
    </style:style>
    <style:style style:name="slajdy-backgroundobjects" style:family="presentation">
      <style:graphic-properties draw:shadow="hidden" draw:shadow-offset-x="0.3cm" draw:shadow-offset-y="0.3cm" draw:shadow-color="#808080"/>
    </style:style>
    <style:style style:name="slajdy-notes" style:family="presentation">
      <style:graphic-properties draw:stroke="none" draw:fill="none">
        <text:list-style style:name="slajd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slajdy-outline1" style:family="presentation">
      <style:graphic-properties draw:stroke="none" draw:fill="none">
        <text:list-style style:name="slaj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slajdy-outline2" style:family="presentation" style:parent-style-name="slajdy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lajdy-outline3" style:family="presentation" style:parent-style-name="slajd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lajdy-outline4" style:family="presentation" style:parent-style-name="slajd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lajdy-outline5" style:family="presentation" style:parent-style-name="slajd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lajdy-outline6" style:family="presentation" style:parent-style-name="slajd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lajdy-outline7" style:family="presentation" style:parent-style-name="slajd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lajdy-outline8" style:family="presentation" style:parent-style-name="slajd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lajdy-outline9" style:family="presentation" style:parent-style-name="slajd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lajdy-subtitle" style:family="presentation">
      <style:graphic-properties draw:stroke="none" draw:fill="none" draw:textarea-vertical-align="middle">
        <text:list-style style:name="slaj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slajdy-title" style:family="presentation">
      <style:graphic-properties draw:stroke="none" draw:fill="none" draw:textarea-vertical-align="middle">
        <text:list-style style:name="slaj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lajdy-backgroundobjects">
      <style:graphic-properties draw:stroke="none" draw:fill="none" draw:fill-color="#ffffff" draw:auto-grow-height="false" fo:min-height="1.449cm"/>
    </style:style>
    <style:style style:name="Mpr2" style:family="presentation" style:parent-style-name="slaj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slaj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lajdy" style:page-layout-name="PM1" draw:style-name="Mdp1">
      <draw:frame presentation:style-name="slajdy-title" draw:layer="backgroundobjects" svg:width="25.199cm" svg:height="3.506cm" svg:x="1.4cm" svg:y="0.836cm" presentation:class="title" presentation:placeholder="true">
        <draw:text-box/>
      </draw:frame>
      <draw:frame presentation:style-name="slajdy-outline1" draw:layer="backgroundobjects" svg:width="25.199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slajdy-title" draw:layer="backgroundobjects" svg:width="14.848cm" svg:height="11.136cm" svg:x="3.075cm" svg:y="2.257cm" presentation:class="page"/>
        <draw:frame presentation:style-name="slaj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4:20:31</meta:creation-date>
    <dc:date>2015-05-27T21:27:42.478000000</dc:date>
    <dc:language>pl-PL</dc:language>
    <meta:editing-cycles>55</meta:editing-cycles>
    <meta:editing-duration>PT2H11M58S</meta:editing-duration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